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2535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3118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8807in"/>
    </style:style>
    <style:style style:name="co23" style:family="table-column">
      <style:table-column-properties fo:break-before="auto" style:column-width="0.863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862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3591in"/>
    </style:style>
    <style:style style:name="co28" style:family="table-column">
      <style:table-column-properties fo:break-before="auto" style:column-width="0.2673in"/>
    </style:style>
    <style:style style:name="co29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1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0:28:03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17T20:32:58.534000000</dc:date>
    <meta:editing-duration>P5DT15H8M33S</meta:editing-duration>
    <meta:editing-cycles>27</meta:editing-cycles>
    <meta:document-statistic meta:table-count="4" meta:cell-count="2757" meta:object-count="0"/>
  </office:meta>
</office:document-meta>
</file>